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.117cm" svg:stroke-color="#000000" draw:marker-start-width="3.375cm" draw:marker-end-width="3.375cm" draw:stroke-linejoin="round" svg:stroke-linecap="round" draw:fill-color="#000000" draw:textarea-vertical-align="middle" fo:padding-top="1.183cm" fo:padding-bottom="1.183cm" fo:padding-left="1.308cm" fo:padding-right="1.308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layout" svg:width="22.858cm" svg:height="10.159cm" svg:x="1.271cm" svg:y="1.27cm" svg:viewBox="0 0 22859 10160" draw:points="3863,10160 0,0 22859,10160">
              <text:p/>
            </draw:polygon>
            <draw:polygon draw:style-name="gr1" draw:text-style-name="P1" draw:layer="layout" svg:width="22.858cm" svg:height="10.159cm" draw:transform="rotate (-3.14159265358979) translate (24.131cm 24.13cm)" svg:viewBox="0 0 22859 10160" draw:points="18996,10160 22859,0 0,10160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0T16:32:29.365962805</meta:creation-date>
    <dc:date>2022-01-30T16:38:33.184217667</dc:date>
    <meta:editing-duration>PT6M4S</meta:editing-duration>
    <meta:editing-cycles>1</meta:editing-cycles>
    <meta:document-statistic meta:object-count="4"/>
    <meta:generator>LibreOffice/7.3.0.2$Linux_X86_64 LibreOffice_project/30$Build-2</meta:generator>
  </office:meta>
</office:document-meta>
</file>